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9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8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3104" calcext:value-type="float">
            <text:p>35.50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1872" calcext:value-type="float">
            <text:p>35.5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7310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